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Courier New', monospace"/>
    <style:font-face style:name="Roboto" svg:font-family="Roboto, arial, sans-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5e23" officeooo:paragraph-rsid="00195e23"/>
    </style:style>
    <style:style style:name="P2" style:family="paragraph" style:parent-style-name="Standard">
      <style:text-properties fo:font-variant="normal" fo:text-transform="none" fo:color="#000000" style:font-name="Roboto" fo:font-size="9.75pt" fo:letter-spacing="normal" fo:font-style="normal" fo:font-weight="normal" officeooo:rsid="00195e23" officeooo:paragraph-rsid="00195e23"/>
    </style:style>
    <style:style style:name="P3" style:family="paragraph" style:parent-style-name="Preformatted_20_Text">
      <style:text-properties fo:font-variant="normal" fo:text-transform="none" fo:color="#000000" style:font-name="Roboto" fo:font-size="9.75pt" fo:letter-spacing="normal" fo:font-style="normal" fo:font-weight="normal" officeooo:rsid="00195e23" officeooo:paragraph-rsid="001ec593"/>
    </style:style>
    <style:style style:name="P4" style:family="paragraph" style:parent-style-name="Standard">
      <style:text-properties fo:font-variant="normal" fo:text-transform="none" fo:color="#000000" style:font-name="Roboto" fo:font-size="9.75pt" fo:letter-spacing="normal" fo:font-style="normal" fo:font-weight="normal" officeooo:rsid="00195e23" officeooo:paragraph-rsid="00195e23"/>
    </style:style>
    <style:style style:name="T1" style:family="text">
      <style:text-properties officeooo:rsid="001af194"/>
    </style:style>
    <style:style style:name="T2" style:family="text">
      <style:text-properties officeooo:rsid="001c6cca"/>
    </style:style>
    <style:style style:name="T3" style:family="text">
      <style:text-properties fo:color="#4d4d4c" style:font-name="Menlo" fo:font-size="9pt" fo:background-color="transparent" loext:char-shading-value="0" fo:padding="0cm" fo:border="none"/>
    </style:style>
    <style:style style:name="T4" style:family="text">
      <style:text-properties fo:color="#4d4d4c" style:font-name="Menlo" fo:font-size="9pt" officeooo:rsid="001ec593" fo:background-color="transparent" loext:char-shading-value="0" fo:padding="0cm" fo:border="none"/>
    </style:style>
    <style:style style:name="T5" style:family="text">
      <style:text-properties fo:color="#718c00" style:font-name="Menlo" fo:font-size="9pt" fo:background-color="transparent" loext:char-shading-value="0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text:span text:style-name="T2">mjp</text:span>g_str<text:span text:style-name="T1">e</text:span>amer -i “input_file.ww” /usr/local/w</text:p>
      <text:p text:style-name="P1"/>
      <text:p text:style-name="P1"/>
      <text:p text:style-name="P2">mjpg_streamer -i <text:s/>“input_file.<text:span text:style-name="T2">so</text:span> <text:s/>-<text:span text:style-name="T2">f </text:span>/tmp/stream <text:s/>-<text:span text:style-name="T2">n </text:span>pic.jpg “ -o “ output_http.so <text:s/>-<text:span text:style-name="T2">w .www”</text:span></text:p>
      <text:p text:style-name="P2"/>
      <text:p text:style-name="P2"/>
      <text:p text:style-name="P3"><text:span text:style-name="Source_20_Text"><text:span text:style-name="T4">LD_LIBRARY_PATH=./ ./</text:span></text:span><text:span text:style-name="Source_20_Text"><text:span text:style-name="T3">mjpg_streamer -i </text:span></text:span><text:span text:style-name="Source_20_Text"><text:span text:style-name="T5">"input_file.so -f /tmp/stream -n pic.jpg"</text:span></text:span><text:span text:style-name="Source_20_Text"><text:span text:style-name="T3"> -o </text:span></text:span><text:span text:style-name="Source_20_Text"><text:span text:style-name="T5">"output_http.so -w ./www"</text:span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" svg:font-family="Menlo, Monaco, Consolas, 'Courier New', monospace"/>
    <style:font-face style:name="Roboto" svg:font-family="Roboto, arial, sans-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 Fallback1" style:font-family-asian="'Droid Sans Fallback'" style:font-family-generic-asian="modern" style:font-pitch-asian="fixed" style:font-name-complex="DejaVu Sans Mono" style:font-family-complex="'DejaVu Sans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00:25:25.790254245</meta:creation-date>
    <meta:editing-duration>PT27M5S</meta:editing-duration>
    <meta:editing-cycles>5</meta:editing-cycles>
    <meta:generator>LibreOffice/4.3.3.2$Linux_ARM_EABI LibreOffice_project/430m0$Build-2</meta:generator>
    <dc:date>2016-10-10T00:59:40.817405032</dc:date>
    <meta:document-statistic meta:table-count="0" meta:image-count="0" meta:object-count="0" meta:page-count="1" meta:paragraph-count="3" meta:word-count="29" meta:character-count="245" meta:non-whitespace-character-count="215"/>
  </office:meta>
</office:document-meta>
</file>